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Grande" svg:font-family="'Lucida Grande', 'Lucida Sans Unicode', 'Segoe UI', Helvetica, Arial, sans-serif"/>
    <style:font-face style:name="Myriad Pro" svg:font-family="'Myriad Pro', 'Lucida Grande', 'Lucida Sans Unicode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loext:contextual-spacing="false" style:line-height-at-least="1.005cm" fo:orphans="2" fo:widows="2" fo:text-indent="0cm" style:auto-text-indent="false"/>
      <style:text-properties fo:font-variant="normal" fo:text-transform="none" fo:color="#1487d4" style:font-name="Myriad Pro" fo:font-size="24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661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661cm" loext:contextual-spacing="false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T1" style:family="text">
      <style:text-properties fo:color="#1487d4" style:text-line-through-style="none" style:text-line-through-type="none" style:text-underline-style="none" style:text-blinking="false"/>
    </style:style>
    <style:style style:name="T2" style:family="text">
      <style:text-properties fo:font-variant="normal" fo:text-transform="none" fo:color="#333333" style:font-name="Lucida Grande" fo:font-size="9pt" fo:letter-spacing="normal" fo:font-style="normal" fo:font-weight="normal"/>
    </style:style>
    <style:style style:name="T3" style:family="text">
      <style:text-properties fo:font-variant="normal" fo:text-transform="none" fo:color="#1487d4" style:text-line-through-style="none" style:text-line-through-type="none" style:font-name="Lucida Grande" fo:font-size="9pt" fo:letter-spacing="normal" fo:font-style="normal" style:text-underline-style="none" fo:font-weight="normal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n Content License</text:h>
      <text:section text:style-name="Sect1" text:name="block-system-main">
        <text:p text:style-name="Text_20_body"><text:a xlink:type="simple" xlink:href="https://web.archive.org/web/20190511085157/https://www.bforartists.de/wiki/developer-docs" text:style-name="Internet_20_link" text:visited-style-name="Visited_20_Internet_20_Link"><text:span text:style-name="T1"/></text:a></text:p>
        <text:section text:style-name="Sect1" text:name="node-526">
          <text:p text:style-name="P3">OpenContent License (OPL)<text:line-break/>Version 1.0, July 14, 1998.</text:p>
          <text:p text:style-name="P3">This document outlines the principles underlying the OpenContent (OC)<text:line-break/>movement and may be redistributed provided it remains unaltered.<text:line-break/>For legal purposes, this document is the license under which<text:line-break/>OpenContent is made available for use.</text:p>
          <text:p text:style-name="P2"><text:span text:style-name="T2">The original version of this document may be found at<text:line-break/></text:span><text:a xlink:type="simple" xlink:href="https://web.archive.org/web/20190511085157/http://opencontent.org/opl.shtml" text:style-name="Internet_20_link" text:visited-style-name="Visited_20_Internet_20_Link"><text:span text:style-name="T3">http://opencontent.org/opl.shtml</text:span></text:a></text:p>
          <text:p text:style-name="P3">LICENSE</text:p>
          <text:p text:style-name="P3">Terms and Conditions for Copying, Distributing, and Modifying</text:p>
          <text:p text:style-name="P3">Items other than copying, distributing, and modifying the Content<text:line-break/>with which this license was distributed (such as using, etc.) are<text:line-break/>outside the scope of this license.</text:p>
          <text:p text:style-name="P3">1. You may copy and distribute exact replicas of the OpenContent<text:line-break/>(OC) as you receive it, in any medium, provided that you conspicuously<text:line-break/>and appropriately publish on each copy an appropriate copyright notice<text:line-break/>and disclaimer of warranty; keep intact all the notices that refer to<text:line-break/>this License and to the absence of any warranty; and give any other<text:line-break/>recipients of the OC a copy of this License along with the OC. You may<text:line-break/>at your option charge a fee for the media and/or handling involved in<text:line-break/>creating a unique copy of the OC for use offline, you may at your<text:line-break/>option offer instructional support for the OC in exchange for a fee,<text:line-break/>or you may at your option offer warranty in exchange for a fee. You<text:line-break/>may not charge a fee for the OC itself. You may not charge a fee<text:line-break/>for the sole service of providing access to and/or use of the OC via<text:line-break/>a network (e.g. the Internet), whether it be via the world wide web,<text:line-break/>FTP, or any other method.</text:p>
          <text:p text:style-name="P3">2. You may modify your copy or copies of the OpenContent or any portion<text:line-break/>of it, thus forming works based on the Content, and distribute such<text:line-break/>modifications or work under the terms of Section 1 above, provided that<text:line-break/>you also meet all of these conditions:</text:p>
          <text:p text:style-name="P3"><text:soft-page-break/>a) You must cause the modified content to carry prominent notices<text:line-break/>stating that you changed it, the exact nature and content of the<text:line-break/>changes, and the date of any change.</text:p>
          <text:p text:style-name="P3">b) You must cause any work that you distribute or publish, that in<text:line-break/>whole or in part contains or is derived from the OC or any part<text:line-break/>thereof, to be licensed as a whole at no charge to all third parties<text:line-break/>under the terms of this License, unless otherwise permitted under<text:line-break/>applicable Fair Use law.</text:p>
          <text:p text:style-name="P3">These requirements apply to the modified work as a whole. If<text:line-break/>identifiable sections of that work are not derived from the OC, and<text:line-break/>can be reasonably considered independent and separate works in<text:line-break/>themselves, then this License, and its terms, do not apply to those<text:line-break/>sections when you distribute them as separate works. But when you<text:line-break/>distribute the same sections as part of a whole which is a work based<text:line-break/>on the OC, the distribution of the whole must be on the terms of this<text:line-break/>License, whose permissions for other licensees extend to the entire<text:line-break/>whole, and thus to each and every part regardless of who wrote it.<text:line-break/>Exceptions are made to this requirement to release modified works<text:line-break/>free of charge under this license only in compliance with Fair Use<text:line-break/>law where applicable.</text:p>
          <text:p text:style-name="P3">3. You are not required to accept this License, since you have not<text:line-break/>signed it. However, nothing else grants you permission to copy,<text:line-break/>distribute or modify the OC. These actions are prohibited by law<text:line-break/>if you do not accept this License. Therefore, by distributing or<text:line-break/>translating the OC, or by deriving works herefrom, you indicate<text:line-break/>your acceptance of this License to do so, and all its terms and<text:line-break/>conditions for copying, distributing or translating the OC.</text:p>
          <text:p text:style-name="P3">NO WARRANTY</text:p>
          <text:p text:style-name="P3">4. BECAUSE THE OPENCONTENT (OC) IS LICENSED FREE OF CHARGE, THERE<text:line-break/>IS NO WARRANTY FOR THE OC, TO THE EXTENT PERMITTED BY APPLICABLE<text:line-break/>LAW. EXCEPT WHEN OTHERWISE STATED IN WRITING THE COPYRIGHT HOLDERS<text:line-break/>AND/OR OTHER PARTIES PROVIDE THE OC "AS IS" WITHOUT WARRANTY OF<text:line-break/>ANY KIND, EITHER EXPRESSED OR IMPLIED, INCLUDING, BUT NOT LIMITED<text:line-break/>TO, THE IMPLIED WARRANTIES OF MERCHANTABILITY AND FITNESS FOR A<text:line-break/>PARTICULAR PURPOSE. THE ENTIRE RISK OF USE OF THE OC IS WITH YOU.<text:line-break/>SHOULD THE OC PROVE FAULTY, INACCURATE, OR OTHERWISE UNACCEPTABLE<text:line-break/>YOU ASSUME THE COST OF ALL NECESSARY REPAIR OR CORRECTION.</text:p>
          <text:p text:style-name="P3"><text:soft-page-break/>5. IN NO EVENT UNLESS REQUIRED BY APPLICABLE LAW OR AGREED TO IN<text:line-break/>WRITING WILL ANY COPYRIGHT HOLDER, OR ANY OTHER PARTY WHO MAY<text:line-break/>MIRROR AND/OR REDISTRIBUTE THE OC AS PERMITTED ABOVE, BE LIABLE<text:line-break/>TO YOU FOR DAMAGES, INCLUDING ANY GENERAL, SPECIAL, INCIDENTAL<text:line-break/>OR CONSEQUENTIAL DAMAGES ARISING OUT OF THE USE OR INABILITY TO<text:line-break/>USE THE OC, EVEN IF SUCH HOLDER OR OTHER PARTY HAS BEEN ADVISED<text:line-break/>OF THE POSSIBILITY OF SUCH DAMAGES.</text:p>
        </text:section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Grande" svg:font-family="'Lucida Grande', 'Lucida Sans Unicode', 'Segoe UI', Helvetica, Arial, sans-serif"/>
    <style:font-face style:name="Myriad Pro" svg:font-family="'Myriad Pro', 'Lucida Grande', 'Lucida Sans Unicode'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8T13:00:38.002000000</meta:creation-date>
    <dc:date>2020-01-28T13:01:22.880000000</dc:date>
    <meta:editing-duration>PT45S</meta:editing-duration>
    <meta:editing-cycles>1</meta:editing-cycles>
    <meta:document-statistic meta:table-count="0" meta:image-count="0" meta:object-count="0" meta:page-count="3" meta:paragraph-count="16" meta:word-count="773" meta:character-count="4464" meta:non-whitespace-character-count="3707"/>
    <meta:generator>LibreOffice/6.3.2.2$Windows_X86_64 LibreOffice_project/98b30e735bda24bc04ab42594c85f7fd8be07b9c</meta:generator>
  </office:meta>
</office:document-meta>
</file>